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Linear_20_yellow_2f_brown" draw:textarea-horizontal-align="center" draw:textarea-vertical-align="middl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ff0000" draw:textarea-horizontal-align="center" draw:textarea-vertical-align="middle"/>
    </style:style>
    <style:style style:name="gr4" style:family="graphic" style:parent-style-name="standard">
      <style:graphic-properties svg:stroke-color="#0000ff" draw:textarea-horizontal-align="center" draw:textarea-vertical-align="middle"/>
    </style:style>
    <style:style style:name="gr5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78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Apple Chancery'" style:font-pitch="variable" fo:font-size="12pt" style:font-size-asian="12pt" style:font-size-complex="12pt"/>
    </style:style>
    <style:style style:name="T1" style:family="text">
      <style:text-properties fo:font-family="'Apple Chancery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1" draw:layer="layout" svg:width="2.539cm" svg:height="3.809cm" svg:x="17.272cm" svg:y="7.366cm" svg:viewBox="0 0 2540 3810" draw:points="780,0 780,2445 0,2032 1270,3810 2540,2032 1760,2445 1760,0">
          <text:p/>
        </draw:polygon>
        <draw:polygon draw:style-name="gr1" draw:text-style-name="P1" draw:layer="layout" svg:width="2.539cm" svg:height="3.809cm" draw:transform="rotate (3.1415926535892) translate (9.27100000000241cm 6.60399999999907cm)" svg:viewBox="0 0 2540 3810" draw:points="1760,-13208 1760,-10763 2540,-11176 1270,-9398 0,-11176 780,-10763 780,-13208">
          <text:p/>
        </draw:polygon>
        <draw:g>
          <draw:custom-shape draw:style-name="gr2" draw:text-style-name="P1" draw:layer="layout" svg:width="7.62cm" svg:height="5.08cm" svg:x="4.529cm" svg:y="7.96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4.529cm" svg:y1="8.601cm" svg:x2="12.149cm" svg:y2="8.601cm">
            <text:p/>
          </draw:line>
          <draw:line draw:style-name="gr4" draw:text-style-name="P1" draw:layer="layout" svg:x1="4.529cm" svg:y1="11.776cm" svg:x2="12.149cm" svg:y2="11.776cm">
            <text:p/>
          </draw:line>
          <draw:line draw:style-name="gr4" draw:text-style-name="P1" draw:layer="layout" svg:x1="4.529cm" svg:y1="11.141cm" svg:x2="12.149cm" svg:y2="11.141cm">
            <text:p/>
          </draw:line>
          <draw:line draw:style-name="gr4" draw:text-style-name="P1" draw:layer="layout" svg:x1="4.529cm" svg:y1="10.506cm" svg:x2="12.149cm" svg:y2="10.506cm">
            <text:p/>
          </draw:line>
          <draw:line draw:style-name="gr4" draw:text-style-name="P1" draw:layer="layout" svg:x1="4.529cm" svg:y1="9.871cm" svg:x2="12.149cm" svg:y2="9.871cm">
            <text:p/>
          </draw:line>
          <draw:line draw:style-name="gr4" draw:text-style-name="P1" draw:layer="layout" svg:x1="4.529cm" svg:y1="9.236cm" svg:x2="12.149cm" svg:y2="9.236cm">
            <text:p/>
          </draw:line>
          <draw:line draw:style-name="gr4" draw:text-style-name="P1" draw:layer="layout" svg:x1="4.529cm" svg:y1="12.411cm" svg:x2="12.149cm" svg:y2="12.411cm">
            <text:p/>
          </draw:line>
          <draw:custom-shape draw:style-name="gr5" draw:text-style-name="P1" draw:layer="layout" svg:width="7.62cm" svg:height="5.08cm" svg:x="4.529cm" svg:y="7.96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4.529cm" svg:y1="8.601cm" svg:x2="12.149cm" svg:y2="8.601cm">
            <text:p/>
          </draw:line>
          <draw:line draw:style-name="gr4" draw:text-style-name="P1" draw:layer="layout" svg:x1="4.529cm" svg:y1="11.776cm" svg:x2="12.149cm" svg:y2="11.776cm">
            <text:p/>
          </draw:line>
          <draw:line draw:style-name="gr4" draw:text-style-name="P1" draw:layer="layout" svg:x1="4.529cm" svg:y1="11.141cm" svg:x2="12.149cm" svg:y2="11.141cm">
            <text:p/>
          </draw:line>
          <draw:line draw:style-name="gr4" draw:text-style-name="P1" draw:layer="layout" svg:x1="4.529cm" svg:y1="10.506cm" svg:x2="12.149cm" svg:y2="10.506cm">
            <text:p/>
          </draw:line>
          <draw:line draw:style-name="gr4" draw:text-style-name="P1" draw:layer="layout" svg:x1="4.529cm" svg:y1="9.871cm" svg:x2="12.149cm" svg:y2="9.871cm">
            <text:p/>
          </draw:line>
          <draw:line draw:style-name="gr4" draw:text-style-name="P1" draw:layer="layout" svg:x1="4.529cm" svg:y1="9.236cm" svg:x2="12.149cm" svg:y2="9.236cm">
            <text:p/>
          </draw:line>
          <draw:line draw:style-name="gr4" draw:text-style-name="P1" draw:layer="layout" svg:x1="4.529cm" svg:y1="12.411cm" svg:x2="12.149cm" svg:y2="12.411cm">
            <text:p/>
          </draw:line>
        </draw:g>
        <draw:g>
          <draw:custom-shape draw:style-name="gr2" draw:text-style-name="P1" draw:layer="layout" svg:width="7.62cm" svg:height="5.08cm" svg:x="4.683cm" svg:y="8.1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4.683cm" svg:y1="8.755cm" svg:x2="12.303cm" svg:y2="8.755cm">
            <text:p/>
          </draw:line>
          <draw:line draw:style-name="gr4" draw:text-style-name="P1" draw:layer="layout" svg:x1="4.683cm" svg:y1="11.93cm" svg:x2="12.303cm" svg:y2="11.93cm">
            <text:p/>
          </draw:line>
          <draw:line draw:style-name="gr4" draw:text-style-name="P1" draw:layer="layout" svg:x1="4.683cm" svg:y1="11.295cm" svg:x2="12.303cm" svg:y2="11.295cm">
            <text:p/>
          </draw:line>
          <draw:line draw:style-name="gr4" draw:text-style-name="P1" draw:layer="layout" svg:x1="4.683cm" svg:y1="10.66cm" svg:x2="12.303cm" svg:y2="10.66cm">
            <text:p/>
          </draw:line>
          <draw:line draw:style-name="gr4" draw:text-style-name="P1" draw:layer="layout" svg:x1="4.683cm" svg:y1="10.025cm" svg:x2="12.303cm" svg:y2="10.025cm">
            <text:p/>
          </draw:line>
          <draw:line draw:style-name="gr4" draw:text-style-name="P1" draw:layer="layout" svg:x1="4.683cm" svg:y1="9.39cm" svg:x2="12.303cm" svg:y2="9.39cm">
            <text:p/>
          </draw:line>
          <draw:line draw:style-name="gr4" draw:text-style-name="P1" draw:layer="layout" svg:x1="4.683cm" svg:y1="12.565cm" svg:x2="12.303cm" svg:y2="12.565cm">
            <text:p/>
          </draw:line>
          <draw:custom-shape draw:style-name="gr6" draw:text-style-name="P1" draw:layer="layout" svg:width="7.62cm" svg:height="5.08cm" svg:x="4.683cm" svg:y="8.1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4.683cm" svg:y1="8.755cm" svg:x2="12.303cm" svg:y2="8.755cm">
            <text:p/>
          </draw:line>
          <draw:line draw:style-name="gr4" draw:text-style-name="P1" draw:layer="layout" svg:x1="4.683cm" svg:y1="11.93cm" svg:x2="12.303cm" svg:y2="11.93cm">
            <text:p/>
          </draw:line>
          <draw:line draw:style-name="gr4" draw:text-style-name="P1" draw:layer="layout" svg:x1="4.683cm" svg:y1="11.295cm" svg:x2="12.303cm" svg:y2="11.295cm">
            <text:p/>
          </draw:line>
          <draw:line draw:style-name="gr4" draw:text-style-name="P1" draw:layer="layout" svg:x1="4.683cm" svg:y1="10.66cm" svg:x2="12.303cm" svg:y2="10.66cm">
            <text:p/>
          </draw:line>
          <draw:line draw:style-name="gr4" draw:text-style-name="P1" draw:layer="layout" svg:x1="4.683cm" svg:y1="10.025cm" svg:x2="12.303cm" svg:y2="10.025cm">
            <text:p/>
          </draw:line>
          <draw:line draw:style-name="gr4" draw:text-style-name="P1" draw:layer="layout" svg:x1="4.683cm" svg:y1="9.39cm" svg:x2="12.303cm" svg:y2="9.39cm">
            <text:p/>
          </draw:line>
          <draw:line draw:style-name="gr4" draw:text-style-name="P1" draw:layer="layout" svg:x1="4.683cm" svg:y1="12.565cm" svg:x2="12.303cm" svg:y2="12.565cm">
            <text:p/>
          </draw:line>
        </draw:g>
        <draw:g>
          <draw:custom-shape draw:style-name="gr2" draw:text-style-name="P1" draw:layer="layout" svg:width="7.62cm" svg:height="5.08cm" svg:x="4.837cm" svg:y="8.30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4.837cm" svg:y1="8.936cm" svg:x2="12.457cm" svg:y2="8.936cm">
            <text:p/>
          </draw:line>
          <draw:line draw:style-name="gr4" draw:text-style-name="P1" draw:layer="layout" svg:x1="4.837cm" svg:y1="12.111cm" svg:x2="12.457cm" svg:y2="12.111cm">
            <text:p/>
          </draw:line>
          <draw:line draw:style-name="gr4" draw:text-style-name="P1" draw:layer="layout" svg:x1="4.837cm" svg:y1="11.476cm" svg:x2="12.457cm" svg:y2="11.476cm">
            <text:p/>
          </draw:line>
          <draw:line draw:style-name="gr4" draw:text-style-name="P1" draw:layer="layout" svg:x1="4.837cm" svg:y1="10.841cm" svg:x2="12.457cm" svg:y2="10.841cm">
            <text:p/>
          </draw:line>
          <draw:line draw:style-name="gr4" draw:text-style-name="P1" draw:layer="layout" svg:x1="4.837cm" svg:y1="10.206cm" svg:x2="12.457cm" svg:y2="10.206cm">
            <text:p/>
          </draw:line>
          <draw:line draw:style-name="gr4" draw:text-style-name="P1" draw:layer="layout" svg:x1="4.837cm" svg:y1="9.571cm" svg:x2="12.457cm" svg:y2="9.571cm">
            <text:p/>
          </draw:line>
          <draw:line draw:style-name="gr4" draw:text-style-name="P1" draw:layer="layout" svg:x1="4.837cm" svg:y1="12.746cm" svg:x2="12.457cm" svg:y2="12.746cm">
            <text:p/>
          </draw:line>
          <draw:custom-shape draw:style-name="gr2" draw:text-style-name="P1" draw:layer="layout" svg:width="7.62cm" svg:height="5.08cm" svg:x="4.837cm" svg:y="8.30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4.837cm" svg:y1="8.936cm" svg:x2="12.457cm" svg:y2="8.936cm">
            <text:p/>
          </draw:line>
          <draw:line draw:style-name="gr4" draw:text-style-name="P1" draw:layer="layout" svg:x1="4.837cm" svg:y1="12.111cm" svg:x2="12.457cm" svg:y2="12.111cm">
            <text:p/>
          </draw:line>
          <draw:line draw:style-name="gr4" draw:text-style-name="P1" draw:layer="layout" svg:x1="4.837cm" svg:y1="11.476cm" svg:x2="12.457cm" svg:y2="11.476cm">
            <text:p/>
          </draw:line>
          <draw:line draw:style-name="gr4" draw:text-style-name="P1" draw:layer="layout" svg:x1="4.837cm" svg:y1="10.841cm" svg:x2="12.457cm" svg:y2="10.841cm">
            <text:p/>
          </draw:line>
          <draw:line draw:style-name="gr4" draw:text-style-name="P1" draw:layer="layout" svg:x1="4.837cm" svg:y1="10.206cm" svg:x2="12.457cm" svg:y2="10.206cm">
            <text:p/>
          </draw:line>
          <draw:line draw:style-name="gr4" draw:text-style-name="P1" draw:layer="layout" svg:x1="4.837cm" svg:y1="9.571cm" svg:x2="12.457cm" svg:y2="9.571cm">
            <text:p/>
          </draw:line>
          <draw:line draw:style-name="gr4" draw:text-style-name="P1" draw:layer="layout" svg:x1="4.837cm" svg:y1="12.746cm" svg:x2="12.457cm" svg:y2="12.746cm">
            <text:p/>
          </draw:line>
        </draw:g>
        <draw:g>
          <draw:custom-shape draw:style-name="gr2" draw:text-style-name="P1" draw:layer="layout" svg:width="7.62cm" svg:height="5.08cm" svg:x="4.991cm" svg:y="8.45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4.991cm" svg:y1="9.09cm" svg:x2="12.611cm" svg:y2="9.09cm">
            <text:p/>
          </draw:line>
          <draw:line draw:style-name="gr4" draw:text-style-name="P1" draw:layer="layout" svg:x1="4.991cm" svg:y1="12.265cm" svg:x2="12.611cm" svg:y2="12.265cm">
            <text:p/>
          </draw:line>
          <draw:line draw:style-name="gr4" draw:text-style-name="P1" draw:layer="layout" svg:x1="4.991cm" svg:y1="11.63cm" svg:x2="12.611cm" svg:y2="11.63cm">
            <text:p/>
          </draw:line>
          <draw:line draw:style-name="gr4" draw:text-style-name="P1" draw:layer="layout" svg:x1="4.991cm" svg:y1="10.995cm" svg:x2="12.611cm" svg:y2="10.995cm">
            <text:p/>
          </draw:line>
          <draw:line draw:style-name="gr4" draw:text-style-name="P1" draw:layer="layout" svg:x1="4.991cm" svg:y1="10.36cm" svg:x2="12.611cm" svg:y2="10.36cm">
            <text:p/>
          </draw:line>
          <draw:line draw:style-name="gr4" draw:text-style-name="P1" draw:layer="layout" svg:x1="4.991cm" svg:y1="9.725cm" svg:x2="12.611cm" svg:y2="9.725cm">
            <text:p/>
          </draw:line>
          <draw:line draw:style-name="gr4" draw:text-style-name="P1" draw:layer="layout" svg:x1="4.991cm" svg:y1="12.9cm" svg:x2="12.611cm" svg:y2="12.9cm">
            <text:p/>
          </draw:line>
          <draw:custom-shape draw:style-name="gr5" draw:text-style-name="P1" draw:layer="layout" svg:width="7.62cm" svg:height="5.08cm" svg:x="4.991cm" svg:y="8.45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4.991cm" svg:y1="9.09cm" svg:x2="12.611cm" svg:y2="9.09cm">
            <text:p/>
          </draw:line>
          <draw:line draw:style-name="gr4" draw:text-style-name="P1" draw:layer="layout" svg:x1="4.991cm" svg:y1="12.265cm" svg:x2="12.611cm" svg:y2="12.265cm">
            <text:p/>
          </draw:line>
          <draw:line draw:style-name="gr4" draw:text-style-name="P1" draw:layer="layout" svg:x1="4.991cm" svg:y1="11.63cm" svg:x2="12.611cm" svg:y2="11.63cm">
            <text:p/>
          </draw:line>
          <draw:line draw:style-name="gr4" draw:text-style-name="P1" draw:layer="layout" svg:x1="4.991cm" svg:y1="10.995cm" svg:x2="12.611cm" svg:y2="10.995cm">
            <text:p/>
          </draw:line>
          <draw:line draw:style-name="gr4" draw:text-style-name="P1" draw:layer="layout" svg:x1="4.991cm" svg:y1="10.36cm" svg:x2="12.611cm" svg:y2="10.36cm">
            <text:p/>
          </draw:line>
          <draw:line draw:style-name="gr4" draw:text-style-name="P1" draw:layer="layout" svg:x1="4.991cm" svg:y1="9.725cm" svg:x2="12.611cm" svg:y2="9.725cm">
            <text:p/>
          </draw:line>
          <draw:line draw:style-name="gr4" draw:text-style-name="P1" draw:layer="layout" svg:x1="4.991cm" svg:y1="12.9cm" svg:x2="12.611cm" svg:y2="12.9cm">
            <text:p/>
          </draw:line>
        </draw:g>
        <draw:g>
          <draw:custom-shape draw:style-name="gr2" draw:text-style-name="P1" draw:layer="layout" svg:width="7.62cm" svg:height="5.08cm" svg:x="5.145cm" svg:y="8.60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5.145cm" svg:y1="9.244cm" svg:x2="12.765cm" svg:y2="9.244cm">
            <text:p/>
          </draw:line>
          <draw:line draw:style-name="gr4" draw:text-style-name="P1" draw:layer="layout" svg:x1="5.145cm" svg:y1="12.419cm" svg:x2="12.765cm" svg:y2="12.419cm">
            <text:p/>
          </draw:line>
          <draw:line draw:style-name="gr4" draw:text-style-name="P1" draw:layer="layout" svg:x1="5.145cm" svg:y1="11.784cm" svg:x2="12.765cm" svg:y2="11.784cm">
            <text:p/>
          </draw:line>
          <draw:line draw:style-name="gr4" draw:text-style-name="P1" draw:layer="layout" svg:x1="5.145cm" svg:y1="11.149cm" svg:x2="12.765cm" svg:y2="11.149cm">
            <text:p/>
          </draw:line>
          <draw:line draw:style-name="gr4" draw:text-style-name="P1" draw:layer="layout" svg:x1="5.145cm" svg:y1="10.514cm" svg:x2="12.765cm" svg:y2="10.514cm">
            <text:p/>
          </draw:line>
          <draw:line draw:style-name="gr4" draw:text-style-name="P1" draw:layer="layout" svg:x1="5.145cm" svg:y1="9.879cm" svg:x2="12.765cm" svg:y2="9.879cm">
            <text:p/>
          </draw:line>
          <draw:line draw:style-name="gr4" draw:text-style-name="P1" draw:layer="layout" svg:x1="5.145cm" svg:y1="13.054cm" svg:x2="12.765cm" svg:y2="13.054cm">
            <text:p/>
          </draw:line>
          <draw:custom-shape draw:style-name="gr6" draw:text-style-name="P1" draw:layer="layout" svg:width="7.62cm" svg:height="5.08cm" svg:x="5.145cm" svg:y="8.60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5.145cm" svg:y1="9.244cm" svg:x2="12.765cm" svg:y2="9.244cm">
            <text:p/>
          </draw:line>
          <draw:line draw:style-name="gr4" draw:text-style-name="P1" draw:layer="layout" svg:x1="5.145cm" svg:y1="12.419cm" svg:x2="12.765cm" svg:y2="12.419cm">
            <text:p/>
          </draw:line>
          <draw:line draw:style-name="gr4" draw:text-style-name="P1" draw:layer="layout" svg:x1="5.145cm" svg:y1="11.784cm" svg:x2="12.765cm" svg:y2="11.784cm">
            <text:p/>
          </draw:line>
          <draw:line draw:style-name="gr4" draw:text-style-name="P1" draw:layer="layout" svg:x1="5.145cm" svg:y1="11.149cm" svg:x2="12.765cm" svg:y2="11.149cm">
            <text:p/>
          </draw:line>
          <draw:line draw:style-name="gr4" draw:text-style-name="P1" draw:layer="layout" svg:x1="5.145cm" svg:y1="10.514cm" svg:x2="12.765cm" svg:y2="10.514cm">
            <text:p/>
          </draw:line>
          <draw:line draw:style-name="gr4" draw:text-style-name="P1" draw:layer="layout" svg:x1="5.145cm" svg:y1="9.879cm" svg:x2="12.765cm" svg:y2="9.879cm">
            <text:p/>
          </draw:line>
          <draw:line draw:style-name="gr4" draw:text-style-name="P1" draw:layer="layout" svg:x1="5.145cm" svg:y1="13.054cm" svg:x2="12.765cm" svg:y2="13.054cm">
            <text:p/>
          </draw:line>
        </draw:g>
        <draw:g>
          <draw:custom-shape draw:style-name="gr2" draw:text-style-name="P1" draw:layer="layout" svg:width="7.62cm" svg:height="5.08cm" svg:x="5.334cm" svg:y="8.76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5.334cm" svg:y1="9.398cm" svg:x2="12.954cm" svg:y2="9.398cm">
            <text:p/>
          </draw:line>
          <draw:line draw:style-name="gr4" draw:text-style-name="P1" draw:layer="layout" svg:x1="5.334cm" svg:y1="12.573cm" svg:x2="12.954cm" svg:y2="12.573cm">
            <text:p/>
          </draw:line>
          <draw:line draw:style-name="gr4" draw:text-style-name="P1" draw:layer="layout" svg:x1="5.334cm" svg:y1="11.938cm" svg:x2="12.954cm" svg:y2="11.938cm">
            <text:p/>
          </draw:line>
          <draw:line draw:style-name="gr4" draw:text-style-name="P1" draw:layer="layout" svg:x1="5.334cm" svg:y1="11.303cm" svg:x2="12.954cm" svg:y2="11.303cm">
            <text:p/>
          </draw:line>
          <draw:line draw:style-name="gr4" draw:text-style-name="P1" draw:layer="layout" svg:x1="5.334cm" svg:y1="10.668cm" svg:x2="12.954cm" svg:y2="10.668cm">
            <text:p/>
          </draw:line>
          <draw:line draw:style-name="gr4" draw:text-style-name="P1" draw:layer="layout" svg:x1="5.334cm" svg:y1="10.033cm" svg:x2="12.954cm" svg:y2="10.033cm">
            <text:p/>
          </draw:line>
          <draw:line draw:style-name="gr4" draw:text-style-name="P1" draw:layer="layout" svg:x1="5.334cm" svg:y1="13.208cm" svg:x2="12.954cm" svg:y2="13.208cm">
            <text:p/>
          </draw:line>
          <draw:custom-shape draw:style-name="gr2" draw:text-style-name="P1" draw:layer="layout" svg:width="7.62cm" svg:height="5.08cm" svg:x="5.334cm" svg:y="8.76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5.334cm" svg:y1="9.398cm" svg:x2="12.954cm" svg:y2="9.398cm">
            <text:p/>
          </draw:line>
          <draw:line draw:style-name="gr4" draw:text-style-name="P1" draw:layer="layout" svg:x1="5.334cm" svg:y1="12.573cm" svg:x2="12.954cm" svg:y2="12.573cm">
            <text:p/>
          </draw:line>
          <draw:line draw:style-name="gr4" draw:text-style-name="P1" draw:layer="layout" svg:x1="5.334cm" svg:y1="11.938cm" svg:x2="12.954cm" svg:y2="11.938cm">
            <text:p/>
          </draw:line>
          <draw:line draw:style-name="gr4" draw:text-style-name="P1" draw:layer="layout" svg:x1="5.334cm" svg:y1="11.303cm" svg:x2="12.954cm" svg:y2="11.303cm">
            <text:p/>
          </draw:line>
          <draw:line draw:style-name="gr4" draw:text-style-name="P1" draw:layer="layout" svg:x1="5.334cm" svg:y1="10.668cm" svg:x2="12.954cm" svg:y2="10.668cm">
            <text:p/>
          </draw:line>
          <draw:line draw:style-name="gr4" draw:text-style-name="P1" draw:layer="layout" svg:x1="5.334cm" svg:y1="10.033cm" svg:x2="12.954cm" svg:y2="10.033cm">
            <text:p/>
          </draw:line>
          <draw:line draw:style-name="gr4" draw:text-style-name="P1" draw:layer="layout" svg:x1="5.334cm" svg:y1="13.208cm" svg:x2="12.954cm" svg:y2="13.208cm">
            <text:p/>
          </draw:line>
        </draw:g>
        <draw:frame draw:style-name="gr7" draw:text-style-name="P2" draw:layer="layout" svg:width="8.808cm" svg:height="1.031cm" svg:x="5.334cm" svg:y="9.356cm">
          <draw:text-box>
            <text:p text:style-name="P2"><text:span text:style-name="T1">A zafu is a <text:s/>round cushion, about 35 cm</text:span></text:p>
          </draw:text-box>
        </draw:frame>
        <draw:frame draw:style-name="gr7" draw:text-style-name="P2" draw:layer="layout" svg:width="8.926cm" svg:height="1.031cm" svg:x="5.209cm" svg:y="10.014cm">
          <draw:text-box>
            <text:p text:style-name="P2"><text:span text:style-name="T1"><text:s/></text:span><text:span text:style-name="T1">(14 inches) in diameter, and often about</text:span></text:p>
          </draw:text-box>
        </draw:frame>
        <draw:frame draw:style-name="gr7" draw:text-style-name="P2" draw:layer="layout" svg:width="5.192cm" svg:height="1.031cm" svg:x="5.276cm" svg:y="10.614cm">
          <draw:text-box>
            <text:p text:style-name="P2"><text:span text:style-name="T1"><text:s/></text:span><text:span text:style-name="T1">20 cm (8 inches) hig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8$Build-9357</meta:generator>
    <meta:initial-creator>Marcin Matuszkiewicz</meta:initial-creator>
    <meta:creation-date>2006-11-03T19:47:43</meta:creation-date>
    <dc:creator>Marcin Matuszkiewicz</dc:creator>
    <dc:date>2008-12-12T10:32:01</dc:date>
    <dc:language>en-US</dc:language>
    <meta:editing-cycles>7</meta:editing-cycles>
    <meta:editing-duration>PT03H33M13S</meta:editing-duration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